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loext:opacity="100%" fo:background-color="#ffffff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color="#0dbc79" loext:opacity="100%" fo:font-weight="bold"/>
    </style:style>
    <style:style style:name="T2" style:family="text">
      <style:text-properties fo:color="#2472c8" loext:opacity="100%" fo:font-weight="bold"/>
    </style:style>
    <style:style style:name="T3" style:family="text">
      <style:text-properties fo:color="#000000" loext:opacity="100%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6CSEC2@debian</text:span>:<text:span text:style-name="T2">~/Documents/230905252/Lab6</text:span>$ nvcc -o exe/q1 q1_convolution1D.cu <text:s text:c="2"/></text:p>
      <text:p text:style-name="P1"><text:span text:style-name="T1">6CSEC2@debian</text:span>:<text:span text:style-name="T2">~/Documents/230905252/Lab6</text:span>$ nvcc -o exe/q3 q3_oetsort.cu <text:s text:c="8"/></text:p>
      <text:p text:style-name="P1"><text:span text:style-name="T1">6CSEC2@debian</text:span>:<text:span text:style-name="T2">~/Documents/230905252/Lab6</text:span>$ nvcc -o exe/q4 q4_dectooct.cu <text:s text:c="7"/></text:p>
      <text:p text:style-name="P1"><text:span text:style-name="T1">6CSEC2@debian</text:span>:<text:span text:style-name="T2">~/Documents/230905252/Lab6</text:span>$ nvcc -o exe/q5 q5_bincomplement.cu <text:s text:c="2"/></text:p>
      <text:p text:style-name="P1"><text:span text:style-name="T1">6CSEC2@debian</text:span>:<text:span text:style-name="T2">~/Documents/230905252/Lab6</text:span>$ ./exe/q1 <text:s text:c="28"/></text:p>
      <text:p text:style-name="P1">Enter size of vector: 7 <text:s text:c="55"/></text:p>
      <text:p text:style-name="P1">Enter size of mask: 5 <text:s text:c="57"/></text:p>
      <text:p text:style-name="P1">Enter vector N: <text:s text:c="8"/>1 2 3 4 5 6 7 <text:s text:c="41"/></text:p>
      <text:p text:style-name="P1">Enter mask M: <text:s text:c="10"/>3 4 5 4 3 <text:s text:c="45"/></text:p>
      <text:p text:style-name="P1">Convoluted vector: <text:s text:c="5"/>22 38 57 76 95 90 74 <text:s text:c="72"/></text:p>
      <text:p text:style-name="P1"><text:span text:style-name="T1">6CSEC2@debian</text:span>:<text:span text:style-name="T2">~/Documents/230905252/Lab6</text:span>$ ./exe/q3 <text:s text:c="28"/></text:p>
      <text:p text:style-name="P1">Enter size of vector: 6 <text:s text:c="55"/></text:p>
      <text:p text:style-name="P1">Enter vector: <text:s text:c="2"/>5 2 9 6 3 5 <text:s text:c="51"/></text:p>
      <text:p text:style-name="P1">Sorted vector: <text:s/>2 3 5 5 6 9 <text:s text:c="51"/></text:p>
      <text:p text:style-name="P1"><text:span text:style-name="T1">6CSEC2@debian</text:span>:<text:span text:style-name="T2">~/Documents/230905252/Lab6</text:span>$ ./exe/q4 <text:s text:c="28"/></text:p>
      <text:p text:style-name="P1">Enter size of vector: 4 <text:s text:c="55"/></text:p>
      <text:p text:style-name="P1">Enter vector: <text:s text:c="2"/>8 17 26 35 <text:s text:c="52"/></text:p>
      <text:p text:style-name="P1">Octal vector: <text:s text:c="2"/>10 21 32 43 <text:s text:c="102"/></text:p>
      <text:p text:style-name="P1"><text:span text:style-name="T1">6CSEC2@debian</text:span>:<text:span text:style-name="T2">~/Documents/230905252/Lab6</text:span>$ ./exe/q5 <text:s text:c="28"/></text:p>
      <text:p text:style-name="P1">Enter size of vector: <text:s text:c="2"/>5 <text:s text:c="53"/></text:p>
      <text:p text:style-name="P1">Enter vector: <text:s text:c="10"/>1101 0101 1111 0010 1001 <text:s text:c="30"/></text:p>
      <text:p text:style-name="P2"><text:span text:style-name="T3">Complement vector: <text:s text:c="5"/>0010 1010 0000 1101 0110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9T11:01:21.439335695</meta:creation-date>
    <dc:date>2026-02-19T11:01:48.031770314</dc:date>
    <meta:editing-duration>PT27S</meta:editing-duration>
    <meta:editing-cycles>1</meta:editing-cycles>
    <meta:document-statistic meta:table-count="0" meta:image-count="0" meta:object-count="0" meta:page-count="1" meta:paragraph-count="22" meta:word-count="122" meta:character-count="1797" meta:non-whitespace-character-count="778"/>
    <meta:generator>LibreOffice/7.4.7.2$Linux_X86_64 LibreOffice_project/40$Build-2</meta:generator>
  </office:meta>
</office:document-meta>
</file>